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9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rone id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\x98\x85YMqD;_m[\xa0\x1e8\xb8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x9a\xd0\xadn\xa3\xf4\x88Mw\xff\x93\xc0w\xc5\xa8z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xdbAk^\x06\xccp-K\xcd\xd2\xe4\x8co\xc7\xf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$[\xc5\xca\xa1\xdd6@\xfa\x07\x1b9:\x1d\x8c\xf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;a\xe0\xc8z\x8em\xfd\x96\xfeb\x8a\xd1md\x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xd6K\n\xd3\x90\xc2\xe6\x88\xbcDm\x00.cp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x98\xb4\xad-\xfeh\x9fF\x80\xa1\xef\xd5\x1bgh|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\x02\x1a\xd8m\x89i\x99jO\xd4\xadE\xf1m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W\xe7&amp;\xb3'N6\xd4;\x9b\x1a\xe7\x98\x0c\xa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^\x0c\xe7\x93b=\x80Gnf\x1e\xf4C.'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0:13:20.532388667</meta:creation-date>
    <dc:date>2024-03-05T00:23:28.970072571</dc:date>
    <meta:editing-duration>PT10M8S</meta:editing-duration>
    <meta:editing-cycles>1</meta:editing-cycles>
    <meta:document-statistic meta:table-count="1" meta:cell-count="203" meta:object-count="0"/>
    <meta:generator>LibreOffice/7.6.4.1$Linux_X86_64 LibreOffice_project/e19e193f88cd6c0525a17fb7a176ed8e6a3e2aa1</meta:generator>
  </office:meta>
</office:document-meta>
</file>